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8-28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8-0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3-03-2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12-0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8-1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8-0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2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20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28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187" calcext:value-type="float">
            <text:p>1.1151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075019354839" calcext:value-type="float">
            <text:p>1.1107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306" calcext:value-type="float">
            <text:p>1.6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78936" calcext:value-type="float">
            <text:p>1.63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54864516129" calcext:value-type="float">
            <text:p>1.2925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60608" calcext:value-type="float">
            <text:p>1.0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8465" calcext:value-type="float">
            <text:p>1.4388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138580645161" calcext:value-type="float">
            <text:p>1.5013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7744" calcext:value-type="float">
            <text:p>1.42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689703225807" calcext:value-type="float">
            <text:p>1.91689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795587096774" calcext:value-type="float">
            <text:p>1.6379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65215483871" calcext:value-type="float">
            <text:p>1.6165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236275862069" calcext:value-type="float">
            <text:p>1.56236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76025806452" calcext:value-type="float">
            <text:p>1.7197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98615" calcext:value-type="float">
            <text:p>1.9398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099" calcext:value-type="float">
            <text:p>1.935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730690909091" calcext:value-type="float">
            <text:p>1.49730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46256" calcext:value-type="float">
            <text:p>1.14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13825" calcext:value-type="float">
            <text:p>1.1061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350890322581" calcext:value-type="float">
            <text:p>1.1835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9344" calcext:value-type="float">
            <text:p>1.17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782270967742" calcext:value-type="float">
            <text:p>1.7278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85032258065" calcext:value-type="float">
            <text:p>1.4448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885238709677" calcext:value-type="float">
            <text:p>1.6088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826" calcext:value-type="float">
            <text:p>1.3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16567741935" calcext:value-type="float">
            <text:p>1.35016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61605" calcext:value-type="float">
            <text:p>2.0461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20784" calcext:value-type="float">
            <text:p>2.20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72095483871" calcext:value-type="float">
            <text:p>1.7872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47728" calcext:value-type="float">
            <text:p>1.20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195819354839" calcext:value-type="float">
            <text:p>1.6319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469425" calcext:value-type="float">
            <text:p>1.7446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5176" calcext:value-type="float">
            <text:p>1.42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786916129032" calcext:value-type="float">
            <text:p>1.6078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21872" calcext:value-type="float">
            <text:p>1.14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301729032258" calcext:value-type="float">
            <text:p>1.1830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484634482759" calcext:value-type="float">
            <text:p>1.17484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783483870968" calcext:value-type="float">
            <text:p>1.3578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306375" calcext:value-type="float">
            <text:p>1.6530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24856" calcext:value-type="float">
            <text:p>1.80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10709677419" calcext:value-type="float">
            <text:p>2.2211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42608" calcext:value-type="float">
            <text:p>1.9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712851612903" calcext:value-type="float">
            <text:p>1.8271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396475" calcext:value-type="float">
            <text:p>2.0039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1924" calcext:value-type="float">
            <text:p>1.93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59096774194" calcext:value-type="float">
            <text:p>1.6065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3952" calcext:value-type="float">
            <text:p>1.15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4815" calcext:value-type="float">
            <text:p>1.1854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110971428571" calcext:value-type="float">
            <text:p>1.04110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855819354839" calcext:value-type="float">
            <text:p>1.0985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84342857143" calcext:value-type="float">
            <text:p>1.35984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27928" calcext:value-type="float">
            <text:p>1.87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564774193548" calcext:value-type="float">
            <text:p>1.9256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7212" calcext:value-type="float">
            <text:p>2.0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006075" calcext:value-type="float">
            <text:p>2.0100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48103225807" calcext:value-type="float">
            <text:p>1.6364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82088" calcext:value-type="float">
            <text:p>1.5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924051612903" calcext:value-type="float">
            <text:p>1.1992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66064516129" calcext:value-type="float">
            <text:p>1.0456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448077419355" calcext:value-type="float">
            <text:p>1.0444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19685714286" calcext:value-type="float">
            <text:p>1.08519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88704516129" calcext:value-type="float">
            <text:p>1.1388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14245" calcext:value-type="float">
            <text:p>1.4914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476" calcext:value-type="float">
            <text:p>1.77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957522580645" calcext:value-type="float">
            <text:p>1.6895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368258064516" calcext:value-type="float">
            <text:p>1.0736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659825" calcext:value-type="float">
            <text:p>0.9765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21304" calcext:value-type="float">
            <text:p>1.60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82761290323" calcext:value-type="float">
            <text:p>1.5458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582812903226" calcext:value-type="float">
            <text:p>1.2058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33135483871" calcext:value-type="float">
            <text:p>1.1763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760742857143" calcext:value-type="float">
            <text:p>1.75760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5663" calcext:value-type="float">
            <text:p>1.8756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35216" calcext:value-type="float">
            <text:p>1.9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634812903226" calcext:value-type="float">
            <text:p>1.5563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79048" calcext:value-type="float">
            <text:p>1.11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28075" calcext:value-type="float">
            <text:p>1.1032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288412903226" calcext:value-type="float">
            <text:p>1.2728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80688" calcext:value-type="float">
            <text:p>1.66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842322580645" calcext:value-type="float">
            <text:p>2.3784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8624" calcext:value-type="float">
            <text:p>2.12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4972" calcext:value-type="float">
            <text:p>1.93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1908" calcext:value-type="float">
            <text:p>2.3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892" calcext:value-type="float">
            <text:p>1.5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5396" calcext:value-type="float">
            <text:p>2.0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7396" calcext:value-type="float">
            <text:p>2.7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258" calcext:value-type="float">
            <text:p>1.5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433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80" meta:object-count="0"/>
    <meta:user-defined meta:name="AppVersion">3.0</meta:user-defined>
  </office:meta>
</office:document-meta>
</file>